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d66" officeooo:paragraph-rsid="00065d66"/>
    </style:style>
    <style:style style:name="P2" style:family="paragraph" style:parent-style-name="Standard">
      <style:text-properties officeooo:rsid="0007a6a0" officeooo:paragraph-rsid="0007a6a0"/>
    </style:style>
    <style:style style:name="P3" style:family="paragraph" style:parent-style-name="Standard">
      <style:text-properties officeooo:rsid="000985db" officeooo:paragraph-rsid="000985db"/>
    </style:style>
    <style:style style:name="P4" style:family="paragraph" style:parent-style-name="Standard">
      <style:text-properties officeooo:rsid="000cf13d" officeooo:paragraph-rsid="000985db"/>
    </style:style>
    <style:style style:name="P5" style:family="paragraph" style:parent-style-name="Standard">
      <style:text-properties officeooo:rsid="000cf13d" officeooo:paragraph-rsid="000cf13d"/>
    </style:style>
    <style:style style:name="P6" style:family="paragraph" style:parent-style-name="Standard" style:list-style-name="L1">
      <style:text-properties officeooo:rsid="00065d66" officeooo:paragraph-rsid="00065d66"/>
    </style:style>
    <style:style style:name="P7" style:family="paragraph" style:parent-style-name="Standard" style:list-style-name="L1">
      <style:text-properties officeooo:rsid="0007a6a0" officeooo:paragraph-rsid="0007a6a0"/>
    </style:style>
    <style:style style:name="P8" style:family="paragraph" style:parent-style-name="Standard" style:list-style-name="L2">
      <style:text-properties officeooo:rsid="0007a6a0" officeooo:paragraph-rsid="0007a6a0"/>
    </style:style>
    <style:style style:name="P9" style:family="paragraph" style:parent-style-name="Standard" style:list-style-name="L3">
      <style:text-properties officeooo:rsid="0007a6a0" officeooo:paragraph-rsid="000840a1"/>
    </style:style>
    <style:style style:name="P10" style:family="paragraph" style:parent-style-name="Standard" style:list-style-name="L3">
      <style:text-properties officeooo:rsid="0007a6a0" officeooo:paragraph-rsid="0007a6a0"/>
    </style:style>
    <style:style style:name="P11" style:family="paragraph" style:parent-style-name="Standard" style:list-style-name="L2">
      <style:text-properties officeooo:rsid="000985db" officeooo:paragraph-rsid="000985db"/>
    </style:style>
    <style:style style:name="P12" style:family="paragraph" style:parent-style-name="Standard" style:list-style-name="L4">
      <style:text-properties officeooo:rsid="000985db" officeooo:paragraph-rsid="000985db"/>
    </style:style>
    <style:style style:name="P13" style:family="paragraph" style:parent-style-name="Standard" style:list-style-name="L4">
      <style:text-properties officeooo:rsid="000b469e" officeooo:paragraph-rsid="000985db"/>
    </style:style>
    <style:style style:name="P14" style:family="paragraph" style:parent-style-name="Standard" style:list-style-name="L4">
      <style:text-properties officeooo:rsid="000b469e" officeooo:paragraph-rsid="000b469e"/>
    </style:style>
    <style:style style:name="P15" style:family="paragraph" style:parent-style-name="Standard" style:list-style-name="L5">
      <style:text-properties officeooo:rsid="000cf13d" officeooo:paragraph-rsid="000cf13d"/>
    </style:style>
    <style:style style:name="P16" style:family="paragraph" style:parent-style-name="Standard" style:list-style-name="L6">
      <style:text-properties officeooo:rsid="000cf13d" officeooo:paragraph-rsid="000cf13d"/>
    </style:style>
    <style:style style:name="P17" style:family="paragraph" style:parent-style-name="Standard" style:list-style-name="L7">
      <style:text-properties officeooo:rsid="000cf13d" officeooo:paragraph-rsid="000cf13d"/>
    </style:style>
    <style:style style:name="P18" style:family="paragraph" style:parent-style-name="Standard">
      <style:text-properties officeooo:rsid="000e7892" officeooo:paragraph-rsid="000e7892"/>
    </style:style>
    <style:style style:name="P19" style:family="paragraph" style:parent-style-name="Standard">
      <style:text-properties officeooo:rsid="000ffabe" officeooo:paragraph-rsid="000ffabe"/>
    </style:style>
    <style:style style:name="P20" style:family="paragraph" style:parent-style-name="Standard" style:list-style-name="L8">
      <style:text-properties officeooo:rsid="000ffabe" officeooo:paragraph-rsid="000ffabe"/>
    </style:style>
    <style:style style:name="P21" style:family="paragraph" style:parent-style-name="Standard">
      <style:text-properties officeooo:rsid="0011c936" officeooo:paragraph-rsid="0011c936"/>
    </style:style>
    <style:style style:name="T1" style:family="text">
      <style:text-properties officeooo:rsid="000840a1"/>
    </style:style>
    <style:style style:name="T2" style:family="text">
      <style:text-properties officeooo:rsid="000b469e"/>
    </style:style>
    <style:style style:name="T3" style:family="text">
      <style:text-properties officeooo:rsid="00106f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tagebuch</text:p>
      <text:p text:style-name="P1"/>
      <text:list xml:id="list4333696638792121396" text:style-name="L1">
        <text:list-header>
          <text:p text:style-name="P6">Plan:</text:p>
        </text:list-header>
        <text:list-item>
          <text:p text:style-name="P6">Spielbrett mit gleich großen Feldern <text:span text:style-name="T1">max 1 Einheit pro Feld</text:span></text:p>
        </text:list-item>
        <text:list-item>
          <text:p text:style-name="P6">Verschiedene Figuren mit unterschiedlichen Bewegungsreichweiten und Stärken</text:p>
        </text:list-item>
        <text:list-item>
          <text:p text:style-name="P6">Zugweise generell abwechselnd</text:p>
        </text:list-item>
        <text:list-item>
          <text:p text:style-name="P6">Zwei Basen</text:p>
        </text:list-item>
        <text:list-item>
          <text:p text:style-name="P6">Einheiten kosten Spielwährung im Verhältnis zu Fähigkeiten</text:p>
        </text:list-item>
        <text:list-item>
          <text:p text:style-name="P6">Spielziel: Gegnerische Basis einnehmen/zerstören</text:p>
        </text:list-item>
        <text:list-item>
          <text:p text:style-name="P6">Spielwährung verdienen durch zerstören gegnerischer Einheiten und Random Spawns</text:p>
        </text:list-item>
        <text:list-item>
          <text:p text:style-name="P6">„Eingesammelte“ Spielwährung muss vor Nutzung durch den Spieler zur Basis zurück gebracht werden</text:p>
        </text:list-item>
        <text:list-item>
          <text:p text:style-name="P6">Verschieden Spielfelder (schnellere/Langsamere Bewegung, Hindernisse)</text:p>
        </text:list-item>
        <text:list-item>
          <text:p text:style-name="P6">Level Editor zum Erstellen von eigenen <text:s/>Spielbrettern(Maps)</text:p>
        </text:list-item>
        <text:list-item>
          <text:p text:style-name="P6">Eroberbare vorgelagerte Basen?</text:p>
        </text:list-item>
        <text:list-item>
          <text:p text:style-name="P6">Gesetzte Figuren haben Einsatzverzögerung</text:p>
        </text:list-item>
        <text:list-item>
          <text:p text:style-name="P7">Schere Stein Papier Kampfprinzip +(Ressourcentransporteinheit, Neutrale Kampfeinheit)</text:p>
        </text:list-item>
      </text:list>
      <text:p text:style-name="P1"/>
      <text:p text:style-name="P1"/>
      <text:p text:style-name="P2">Rahmenplanung:</text:p>
      <text:list xml:id="list5532492470136319983" text:style-name="L2">
        <text:list-item>
          <text:p text:style-name="P8">Programmiersprache C#</text:p>
        </text:list-item>
        <text:list-item>
          <text:p text:style-name="P11">Entwicklungsumgebung Visual Studio 2015 Community (Free)</text:p>
        </text:list-item>
        <text:list-item>
          <text:p text:style-name="P11">Project Repository??? <text:s/></text:p>
        </text:list-item>
        <text:list-item>
          <text:p text:style-name="P8">Teilziele:</text:p>
        </text:list-item>
      </text:list>
      <text:list xml:id="list4190532689638362717" text:style-name="L3">
        <text:list-item>
          <text:p text:style-name="P9">Spielbrett-Klasse (non graphic) (P1<text:span text:style-name="T1">)</text:span></text:p>
        </text:list-item>
        <text:list-item>
          <text:p text:style-name="P9">Feld-<text:span text:style-name="T1">Klasse</text:span> Feldtyp (P9)</text:p>
        </text:list-item>
        <text:list-item>
          <text:p text:style-name="P10"><text:span text:style-name="T1">Einheit-</text:span>Klasse mit Werten (Dmg?, Life?, Worth, Movement) <text:span text:style-name="T1">(</text:span>P2, P5, P7, P8, P13<text:span text:style-name="T1">)</text:span></text:p>
        </text:list-item>
      </text:list>
      <text:p text:style-name="P2"/>
      <text:p text:style-name="P2"/>
      <text:p text:style-name="P2"/>
      <text:p text:style-name="P2"/>
      <text:p text:style-name="P3">Unmittelbares Todo:</text:p>
      <text:list xml:id="list6723671479417403212" text:style-name="L4">
        <text:list-header>
          <text:p text:style-name="P12"/>
        </text:list-header>
        <text:list-item>
          <text:p text:style-name="P12">E<text:span text:style-name="T2">inrichten von Project Repository</text:span></text:p>
        </text:list-item>
        <text:list-item>
          <text:p text:style-name="P13">Einrichten des Zugriffs auf dieses für jeden</text:p>
        </text:list-item>
        <text:list-item>
          <text:p text:style-name="P14">Erstellen eines einfachen UML Diagramms anhand dessen die Programmierung erfolgt</text:p>
        </text:list-item>
        <text:list-item>
          <text:p text:style-name="P14"/>
        </text:list-item>
      </text:list>
      <text:p text:style-name="P3"/>
      <text:p text:style-name="P4">Tag 2:</text:p>
      <text:p text:style-name="P4"/>
      <text:p text:style-name="P5">Plan:</text:p>
      <text:p text:style-name="P5"><text:tab/>Bewegung:</text:p>
      <text:list xml:id="list6116314511596556062" text:style-name="L5">
        <text:list-item>
          <text:p text:style-name="P15">Einheit nicht mehr verfügbar nach Zug ( Teilbewegungsproblem )</text:p>
        </text:list-item>
        <text:list-item>
          <text:p text:style-name="P15">Bewegungsphase endet, wenn Bewegungspunkte leer oder bei erneutem Klick auf die Einheit.</text:p>
        </text:list-item>
        <text:list-item>
          <text:p text:style-name="P15">Erneuter Klick startet Kampfphase. Eventuelle zweite Bewegungsphase, wenn Bewegungspunkte übrig.</text:p>
        </text:list-item>
        <text:list-item>
          <text:p text:style-name="P15">Bewegung nur in Norden, Westen, Osten, Süden</text:p>
        </text:list-item>
        <text:list-item>
          <text:p text:style-name="P15">Jede Einheit, die man kontrolliert kann in einem Zug gezogen werden.</text:p>
        </text:list-item>
      </text:list>
      <text:p text:style-name="P5"><text:tab/></text:p>
      <text:p text:style-name="P5"/>
      <text:p text:style-name="P5"><text:soft-page-break/></text:p>
      <text:p text:style-name="P5"><text:tab/>Leveleditor:</text:p>
      <text:list xml:id="list8321560556673057302" text:style-name="L6">
        <text:list-item>
          <text:p text:style-name="P16">Speichern als Zip?</text:p>
        </text:list-item>
        <text:list-item>
          <text:p text:style-name="P16">Einmal Konfigurationsdatei mit Feldoptionen und einmal Bilddatei</text:p>
        </text:list-item>
        <text:list-item>
          <text:p text:style-name="P16">Nur Felder setzbar. Möglicherweise Bonus?</text:p>
        </text:list-item>
      </text:list>
      <text:p text:style-name="P5"/>
      <text:p text:style-name="P5">Angefangen:</text:p>
      <text:list xml:id="list165209097799685966" text:style-name="L7">
        <text:list-item>
          <text:p text:style-name="P17">UML Diagramm der benötigten Klassen.</text:p>
        </text:list-item>
        <text:list-item>
          <text:p text:style-name="P17">Projekt erstellt</text:p>
        </text:list-item>
        <text:list-item>
          <text:p text:style-name="P17">Github angelegt</text:p>
        </text:list-item>
      </text:list>
      <text:p text:style-name="P18"/>
      <text:p text:style-name="P18">Tag 3</text:p>
      <text:p text:style-name="P18"/>
      <text:p text:style-name="P18">Festlegung der Feldgröße auf 50x50</text:p>
      <text:p text:style-name="P18">Vorerst eine Spielfeldgröße von 750x500</text:p>
      <text:p text:style-name="P18">Thema: Piraten</text:p>
      <text:p text:style-name="P18"/>
      <text:p text:style-name="P19">Folgende Tiles werden benötigt:</text:p>
      <text:list xml:id="list3230070676707251872" text:style-name="L8">
        <text:list-item>
          <text:p text:style-name="P20">4 Schiffe pro Spieler</text:p>
          <text:list>
            <text:list-item>
              <text:p text:style-name="P20">Kleines schnelles</text:p>
            </text:list-item>
            <text:list-item>
              <text:p text:style-name="P20">Großes dickes</text:p>
            </text:list-item>
            <text:list-item>
              <text:p text:style-name="P20">Standard</text:p>
            </text:list-item>
            <text:list-item>
              <text:p text:style-name="P20">Dicke Kanonen</text:p>
            </text:list-item>
          </text:list>
        </text:list-item>
        <text:list-item>
          <text:p text:style-name="P20">1 Insel pro Spieler</text:p>
        </text:list-item>
        <text:list-item>
          <text:p text:style-name="P20">Wassertextur</text:p>
        </text:list-item>
        <text:list-item>
          <text:p text:style-name="P20">Riffe als Blockade</text:p>
        </text:list-item>
        <text:list-item>
          <text:p text:style-name="P20">Goldmünze, <text:span text:style-name="T3">Leben</text:span></text:p>
        </text:list-item>
        <text:list-item>
          <text:p text:style-name="P20">Boostfelder Schnell, langsam</text:p>
        </text:list-item>
      </text:list>
      <text:p text:style-name="P19"/>
      <text:p text:style-name="P21">Anlegen einer Konstanten Klasse: GameConstants, zum Speichern der festen Anfangswerte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5-12T12:09:40.276700147</meta:creation-date>
    <dc:date>2016-06-02T10:39:18.898251661</dc:date>
    <dc:creator>Rene </dc:creator>
    <meta:editing-duration>PT1H22M3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314" meta:character-count="2230" meta:non-whitespace-character-count="2015"/>
  </office:meta>
</office:document-meta>
</file>